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25cm" fo:min-width="8.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2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2.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3.3cm"/>
    </style:style>
    <style:style style:name="gr6" style:family="graphic" style:parent-style-name="standard">
      <style:graphic-properties svg:stroke-color="#000000" draw:fill="none" draw:fill-color="#ffffff" draw:textarea-vertical-align="middle" draw:auto-grow-height="false" fo:min-height="2.174cm" fo:min-width="0cm"/>
    </style:style>
    <style:style style:name="gr7" style:family="graphic" style:parent-style-name="standard">
      <style:graphic-properties svg:stroke-color="#000000" draw:fill="none" draw:fill-color="#ffffff" draw:textarea-vertical-align="middle" draw:auto-grow-height="false" fo:min-height="2.224cm" fo:min-width="0cm"/>
    </style:style>
    <style:style style:name="gr8" style:family="graphic" style:parent-style-name="standard">
      <style:graphic-properties svg:stroke-color="#000000" draw:fill="none" draw:fill-color="#ffffff" draw:textarea-vertical-align="middle" draw:auto-grow-height="false" fo:min-height="3.13cm" fo:min-width="0cm"/>
    </style:style>
    <style:style style:name="gr9" style:family="graphic" style:parent-style-name="standard">
      <style:graphic-properties svg:stroke-color="#000000" draw:fill="none" draw:fill-color="#ffffff" draw:textarea-vertical-align="middle" draw:auto-grow-height="false" fo:min-height="3.312cm" fo:min-width="0cm"/>
    </style:style>
    <style:style style:name="gr10" style:family="graphic" style:parent-style-name="objectwithoutfill">
      <style:graphic-properties draw:stroke="dash" draw:stroke-dash="Long_20_Dash_20_Dot" svg:stroke-color="#ff0000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6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7.2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9.4cm" svg:height="7.5cm" svg:x="2.7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2.2cm" svg:x="2.7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2.7cm" svg:x="7.1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2.4cm" svg:x="2.7cm" svg:y="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2.7cm" svg:x="7.1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cm" svg:height="2.7cm" svg:x="11.1cm" svg:y="3.3cm">
          <text:p/>
          <draw:enhanced-geometry svg:viewBox="0 0 21600 21600" draw:glue-points="0 0 0 21600 21600 10800" draw:text-areas="0 ?f9 7800 ?f10" draw:type="right-brace" draw:modifiers="2894.9278045168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draw:layer="layout" svg:width="0.6cm" svg:height="2.7cm" svg:x="11.3cm" svg:y="6.8cm">
          <text:p/>
          <draw:enhanced-geometry svg:viewBox="0 0 21600 21600" draw:glue-points="0 0 0 21600 21600 10800" draw:text-areas="0 ?f9 7800 ?f10" draw:type="right-brace" draw:modifiers="2894.9278045168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0.621cm" svg:height="3.688cm" draw:transform="rotate (1.59156574489363) translate (2.712cm 3.077cm)">
          <text:p/>
          <draw:enhanced-geometry svg:viewBox="0 0 21600 21600" draw:mirror-horizontal="false" draw:mirror-vertical="false" draw:glue-points="0 0 0 21600 21600 10800" draw:text-areas="0 ?f9 7800 ?f10" draw:type="right-brace" draw:modifiers="2894.9278045168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draw:layer="layout" svg:width="0.605cm" svg:height="3.888cm" draw:transform="rotate (1.59156574489363) translate (7.013cm 2.981cm)">
          <text:p/>
          <draw:enhanced-geometry svg:viewBox="0 0 21600 21600" draw:mirror-horizontal="false" draw:mirror-vertical="false" draw:glue-points="0 0 0 21600 21600 10800" draw:text-areas="0 ?f9 7800 ?f10" draw:type="right-brace" draw:modifiers="2894.9278045168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0" draw:text-style-name="P3" draw:layer="layout" svg:x1="6.4cm" svg:y1="2.2cm" svg:x2="6.4cm" svg:y2="11.7cm">
          <text:p/>
        </draw:line>
        <draw:line draw:style-name="gr10" draw:text-style-name="P3" draw:layer="layout" svg:x1="10.9cm" svg:y1="2.2cm" svg:x2="10.9cm" svg:y2="11.7cm">
          <text:p/>
        </draw:line>
        <draw:line draw:style-name="gr10" draw:text-style-name="P3" draw:layer="layout" svg:x1="11.6cm" svg:y1="6cm" svg:x2="2.1cm" svg:y2="6cm">
          <text:p/>
        </draw:line>
        <draw:line draw:style-name="gr10" draw:text-style-name="P3" draw:layer="layout" svg:x1="11.6cm" svg:y1="9.5cm" svg:x2="2.1cm" svg:y2="9.5cm">
          <text:p/>
        </draw:line>
        <draw:frame draw:style-name="gr11" draw:text-style-name="P4" draw:layer="layout" svg:width="3.2cm" svg:height="1.275cm" svg:x="7.5cm" svg:y="1.1cm">
          <draw:text-box>
            <text:p><text:span text:style-name="T1">Max length in column 1</text:span></text:p>
          </draw:text-box>
        </draw:frame>
        <draw:frame draw:style-name="gr11" draw:text-style-name="P4" draw:layer="layout" svg:width="3.2cm" svg:height="1.275cm" svg:x="3.1cm" svg:y="1.1cm">
          <draw:text-box>
            <text:p><text:span text:style-name="T1">Max length in column 0</text:span></text:p>
          </draw:text-box>
        </draw:frame>
        <draw:frame draw:style-name="gr12" draw:text-style-name="P4" draw:layer="layout" svg:width="2.8cm" svg:height="1.3cm" svg:x="12.3cm" svg:y="7.7cm">
          <draw:text-box>
            <text:p><text:span text:style-name="T1">Max width in row 1</text:span></text:p>
          </draw:text-box>
        </draw:frame>
        <draw:frame draw:style-name="gr11" draw:text-style-name="P4" draw:layer="layout" svg:width="2.6cm" svg:height="1.275cm" svg:x="12.2cm" svg:y="4.1cm">
          <draw:text-box>
            <text:p><text:span text:style-name="T1">Max width in row 0</text:span></text:p>
          </draw:text-box>
        </draw:frame>
        <draw:custom-shape draw:style-name="gr13" draw:text-style-name="P6" xml:id="id1" draw:id="id1" draw:layer="layout" svg:width="4.1cm" svg:height="1.4cm" svg:x="5.5cm" svg:y="12cm">
          <text:p text:style-name="P5"><text:span text:style-name="T2">Reset poin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2" draw:id="id2" draw:layer="layout" svg:width="7.7cm" svg:height="1.4cm" svg:x="3.7cm" svg:y="14.6cm">
          <text:p text:style-name="P5"><text:span text:style-name="T2">High sweeping position (start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4" draw:id="id4" draw:layer="layout" svg:width="7.7cm" svg:height="1.4cm" svg:x="3.7cm" svg:y="19cm">
          <text:p text:style-name="P5"><text:span text:style-name="T2">Low sweeping position (end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3" draw:id="id3" draw:layer="layout" svg:width="7.7cm" svg:height="1.4cm" svg:x="3.7cm" svg:y="16.8cm">
          <text:p text:style-name="P5"><text:span text:style-name="T2">Low sweeping position (start)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5" draw:id="id5" draw:layer="layout" svg:width="7.7cm" svg:height="1.4cm" svg:x="3.7cm" svg:y="21.2cm">
          <text:p text:style-name="P5"><text:span text:style-name="T2">High sweeping position (end)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7.55cm" svg:y1="13.4cm" svg:x2="7.55cm" svg:y2="14.6cm" draw:start-shape="id1" draw:start-glue-point="2" draw:end-shape="id2" svg:d="M7550 13400v1200" svg:viewBox="0 0 1 1201">
          <text:p/>
        </draw:connector>
        <draw:connector draw:style-name="gr15" draw:text-style-name="P3" draw:layer="layout" svg:x1="7.55cm" svg:y1="16cm" svg:x2="7.55cm" svg:y2="16.8cm" draw:start-shape="id2" draw:start-glue-point="2" draw:end-shape="id3" draw:end-glue-point="0" svg:d="M7550 16000v800" svg:viewBox="0 0 1 801">
          <text:p/>
        </draw:connector>
        <draw:connector draw:style-name="gr15" draw:text-style-name="P3" draw:layer="layout" svg:x1="7.55cm" svg:y1="18.2cm" svg:x2="7.55cm" svg:y2="19cm" draw:start-shape="id3" draw:start-glue-point="2" draw:end-shape="id4" draw:end-glue-point="0" svg:d="M7550 18200v800" svg:viewBox="0 0 1 801">
          <text:p/>
        </draw:connector>
        <draw:connector draw:style-name="gr15" draw:text-style-name="P3" draw:layer="layout" svg:x1="7.55cm" svg:y1="20.4cm" svg:x2="7.55cm" svg:y2="21.2cm" draw:start-shape="id4" draw:start-glue-point="2" draw:end-shape="id5" draw:end-glue-point="0" svg:d="M7550 20400v800" svg:viewBox="0 0 1 801">
          <text:p/>
        </draw:connector>
        <draw:custom-shape draw:style-name="gr13" draw:text-style-name="P6" xml:id="id6" draw:id="id6" draw:layer="layout" svg:width="4.1cm" svg:height="1.4cm" svg:x="5.5cm" svg:y="23.5cm">
          <text:p text:style-name="P5"><text:span text:style-name="T2">Reset point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7.55cm" svg:y1="22.6cm" svg:x2="7.55cm" svg:y2="23.5cm" draw:start-shape="id5" draw:start-glue-point="2" draw:end-shape="id6" draw:end-glue-point="0" svg:d="M7550 22600v900" svg:viewBox="0 0 1 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11:43:46.184762604</meta:creation-date>
    <dc:date>2022-12-23T19:41:50.281781014</dc:date>
    <meta:editing-duration>PT20M59S</meta:editing-duration>
    <meta:editing-cycles>3</meta:editing-cycles>
    <meta:generator>LibreOffice/6.4.7.2$Linux_X86_64 LibreOffice_project/40$Build-2</meta:generator>
    <meta:document-statistic meta:object-count="28"/>
  </office:meta>
</office:document-meta>
</file>